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30e2" officeooo:paragraph-rsid="001030e2"/>
    </style:style>
    <style:style style:name="P2" style:family="paragraph" style:parent-style-name="Standard">
      <style:text-properties officeooo:rsid="00103ce4" officeooo:paragraph-rsid="00103ce4"/>
    </style:style>
    <style:style style:name="P3" style:family="paragraph" style:parent-style-name="Standard">
      <style:text-properties officeooo:rsid="00113fbb" officeooo:paragraph-rsid="00113fbb"/>
    </style:style>
    <style:style style:name="T1" style:family="text">
      <style:text-properties officeooo:rsid="001048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onents </text:p>
      <text:p text:style-name="P1">79 white cards with value between 1 and 79</text:p>
      <text:p text:style-name="P1">picture of the cards</text:p>
      <text:p text:style-name="P1">All white cards have a value, the related amount of points, and a round rule. Cards can optionally have a symbol and a number of black cards to draw.</text:p>
      <text:p text:style-name="P1"/>
      <text:p text:style-name="P1">36 black cards of two types: “hold” and “play”</text:p>
      <text:p text:style-name="P1">picture of the cards</text:p>
      <text:p text:style-name="P1">“hold” black cards can be hold in hand until the end of the game. If they are, they reward the player as described on the card. “Play” black cards can be played on the top of other white cards to alter their value.</text:p>
      <text:p text:style-name="P1"/>
      <text:p text:style-name="P1">6 Reference cards</text:p>
      <text:p text:style-name="P1">picture of the cards</text:p>
      <text:p text:style-name="P1">Reference cards remind the players of the different round rules and the symbols set scoring.</text:p>
      <text:p text:style-name="P1"/>
      <text:p text:style-name="P1">1 end of the game card with value 80</text:p>
      <text:p text:style-name="P1">-----</text:p>
      <text:p text:style-name="P1">Goal of the game</text:p>
      <text:p text:style-name="P1">The goal of the game is to score the most points before the card numbered 80 show ups and ends the game. </text:p>
      <text:p text:style-name="P1">Each round, each player draws a card from the middle of the table until everyone has picked one and there’s only one card left. </text:p>
      <text:p text:style-name="P1">Then, all players simultaneously choose one of their white cards and place it faced down in front of them. </text:p>
      <text:p text:style-name="P1">Eventually, all cards are revealed, and the highest value card between all players and the one left in the table, is discarded. All the other cards are scored by the players. </text:p>
      <text:p text:style-name="P1">-----</text:p>
      <text:p text:style-name="P1">Setup </text:p>
      <text:p text:style-name="P1">Picture of 4 players game setup</text:p>
      <text:p text:style-name="P1">1-Remove card 80 from the white cards deck </text:p>
      <text:p text:style-name="P1">2-Shuffle white cards deck</text:p>
      <text:p text:style-name="P1">3-Place the 80 card back in the deck at the height specified by the number of players on the 80 card itself.</text:p>
      <text:p text:style-name="P1">Picture of the 80 card placement in the deck.</text:p>
      <text:p text:style-name="P1">4-Deal each player 3 white cards and reveal the middle of the table a number of cards equal to the number of players plus one. </text:p>
      <text:p text:style-name="P1">5-Shuffle the black cards deck and deal each player 2 black cards. </text:p>
      <text:p text:style-name="P1">6-First player is….</text:p>
      <text:p text:style-name="P1">-----</text:p>
      <text:p text:style-name="P1">How to play a round</text:p>
      <text:p text:style-name="P1">1-First player takes a card from the middle of the <text:s/>table. Then, clockwise order, all the other players draw one card as well. </text:p>
      <text:p text:style-name="P1">2-All players play a white card faced down. </text:p>
      <text:p text:style-name="P1">3-If any players want to play any amount of “play” black cards on top of any other players’ faced down white cards, they can now do that. There is no limit to the number of black cards playable by any player, but once a black card is played, it stays there; Once all players agree to continue with the next step, the game can proceed.</text:p>
      <text:p text:style-name="P1">4-Players reveal their white cards along with any black cards played on top. </text:p>
      <text:p text:style-name="P1">5-According to round rule, one or more cards are discarded.</text:p>
      <text:p text:style-name="P1"><text:soft-page-break/>6-Any player that discarded their white card get to draw a number of black cards equal to the number of black cards they had on their white card. Any player that did not discarded their card, get to score their card. </text:p>
      <text:p text:style-name="P1">7-The card left in the middle of the table is discarded. </text:p>
      <text:p text:style-name="P1">8-The table is refilled with a number of cards equal to the number of players plus one.</text:p>
      <text:p text:style-name="P1">-------</text:p>
      <text:p text:style-name="P2">End of the game</text:p>
      <text:p text:style-name="P2">When the card with value 80 is revealed, that is the last round of the game. The card with value 80 cannot be brawn by players. </text:p>
      <text:p text:style-name="P2">------</text:p>
      <text:p text:style-name="P2">Scoring</text:p>
      <text:p text:style-name="P2"/>
      <text:p text:style-name="P2">Symbols sets</text:p>
      <text:p text:style-name="P2">Symbols sets are <text:span text:style-name="T1">worth points at the end of the game. 2 equal symbols are worth 2 points, 3 equal symbols are worth 5 points, 4 are worth 9, 5 are equal 15. Star symbol is a joker, it can be considered worth as any other symbol, but only one.</text:span></text:p>
      <text:p text:style-name="P2"/>
      <text:p text:style-name="P2">After the end of the game, players count the sum of points scored by cards point, collections of sets, and cards that can be hold in hand. Who has the most points wins.</text:p>
      <text:p text:style-name="P2">Any tie is break by who has the higher amount of scored white cards. If there is another tie, the players share the victory.</text:p>
      <text:p text:style-name="P2">------</text:p>
      <text:p text:style-name="P2">Round rules</text:p>
      <text:p text:style-name="P2">Standard round rule (single up arrow image): discard the highest cards between all players and the card in the middle of the table.</text:p>
      <text:p text:style-name="P2">Double up (double up arrow image): discard the TWO highest cards between all players and the card in the middle of the table.</text:p>
      <text:p text:style-name="P2">High and down (up arrow and down arrow image): discard the highest and the lowest cards between all players and the card in the middle of the table.</text:p>
      <text:p text:style-name="P2">Symbols (symbols with an up arrow image): count the amount of symbols on the revealed cards. Discard the highest card between all players and the middle of the table a number of times equal to that count.</text:p>
      <text:p text:style-name="P2">Safe zone (&gt;80 image): discard the highest card that has a value equal or greater than 80.</text:p>
      <text:p text:style-name="P2">------</text:p>
      <text:p text:style-name="P2"/>
      <text:p text:style-name="P3">sets symbols are also on black cards. </text:p>
      <text:p text:style-name="P3">The points are not the value, are the first digit for numbers greater than 9. Simplify that concept.</text:p>
      <text:p text:style-name="P3">Its impossible to run out of white cards. If black deck runs out of cards, they are re shuffled. You can play black cards on your own white card. There is a maximum of 3 black cards that can be hold in hand. If after drawing the hand exceed 3, the player must discard card in excess. </text:p>
      <text:p text:style-name="P3"/>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5T16:24:05.471017200</meta:creation-date>
    <dc:date>2025-06-15T19:42:04.010828500</dc:date>
    <meta:editing-duration>PT2H36M9S</meta:editing-duration>
    <meta:editing-cycles>2</meta:editing-cycles>
    <meta:generator>LibreOffice/25.2.4.3$Windows_X86_64 LibreOffice_project/33e196637044ead23f5c3226cde09b47731f7e27</meta:generator>
    <meta:document-statistic meta:table-count="0" meta:image-count="0" meta:object-count="0" meta:page-count="2" meta:paragraph-count="57" meta:word-count="872" meta:character-count="4558" meta:non-whitespace-character-count="3725"/>
  </office:meta>
</office:document-meta>
</file>